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Nunito" svg:font-family="Nuni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Nunito1" svg:font-family="Nunito"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Nunito" fo:font-size="12pt" fo:font-weight="bold" style:font-name-asian="Nunito1" style:font-size-asian="12pt" style:font-weight-asian="bold" style:font-name-complex="Nunito1" style:font-size-complex="12pt"/>
    </style:style>
    <style:style style:name="P3" style:family="paragraph" style:parent-style-name="Standard">
      <style:paragraph-properties fo:margin-top="0in" fo:margin-bottom="0in" loext:contextual-spacing="false"/>
      <style:text-properties style:font-name="Nunito" fo:font-weight="bold" style:font-name-asian="Nunito1" style:font-weight-asian="bold" style:font-name-complex="Nunito1"/>
    </style:style>
    <style:style style:name="P4" style:family="paragraph" style:parent-style-name="Standard">
      <style:paragraph-properties fo:margin-top="0in" fo:margin-bottom="0in" loext:contextual-spacing="false"/>
      <style:text-properties style:font-name="Nunito" style:font-name-asian="Nunito1" style:font-name-complex="Nunito1"/>
    </style:style>
    <style:style style:name="P5" style:family="paragraph" style:parent-style-name="Standard">
      <style:paragraph-properties fo:margin-top="0in" fo:margin-bottom="0in" loext:contextual-spacing="false"/>
      <style:text-properties fo:color="#24292e" style:font-name="Nunito" fo:font-weight="bold" style:font-name-asian="Nunito1" style:font-weight-asian="bold" style:font-name-complex="Nunito1" fo:background-color="#ffffff"/>
    </style:style>
    <style:style style:name="P6" style:family="paragraph" style:parent-style-name="Standard">
      <style:paragraph-properties fo:margin-top="0in" fo:margin-bottom="0in" loext:contextual-spacing="false"/>
      <style:text-properties fo:color="#24292e" style:font-name="Nunito" style:font-name-asian="Nunito1" style:font-name-complex="Nunito1" fo:background-color="#ffffff"/>
    </style:style>
    <style:style style:name="P7" style:family="paragraph" style:parent-style-name="Standard">
      <style:paragraph-properties fo:margin-top="0in" fo:margin-bottom="0in" loext:contextual-spacing="false" fo:break-before="page"/>
    </style:style>
    <style:style style:name="P8" style:family="paragraph" style:parent-style-name="Standard" style:master-page-name="Standard">
      <style:paragraph-properties fo:margin-top="0in" fo:margin-bottom="0in" loext:contextual-spacing="false" style:page-number="1"/>
    </style:style>
    <style:style style:name="P9" style:family="paragraph" style:parent-style-name="Standard" style:list-style-name="WWNum8">
      <style:paragraph-properties fo:margin-left="0.5in" fo:margin-right="0in" fo:text-indent="-0.25in" style:auto-text-indent="false"/>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list-style-name="WWNum12">
      <style:paragraph-properties fo:margin-left="0.5in" fo:margin-right="0in" fo:text-indent="-0.25in" style:auto-text-indent="false"/>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list-style-name="WWNum15">
      <style:paragraph-properties fo:margin-left="0.5in" fo:margin-right="0in" fo:text-indent="-0.25in" style:auto-text-indent="false"/>
    </style:style>
    <style:style style:name="P14" style:family="paragraph" style:parent-style-name="Standard" style:list-style-name="WWNum16">
      <style:paragraph-properties fo:margin-left="0.5in" fo:margin-right="0in" fo:text-indent="-0.25in" style:auto-text-indent="false"/>
    </style:style>
    <style:style style:name="P15" style:family="paragraph" style:parent-style-name="Standard" style:list-style-name="WWNum11">
      <style:paragraph-properties fo:margin-left="0.5in" fo:margin-right="0in" fo:text-indent="-0.25in" style:auto-text-indent="false"/>
    </style:style>
    <style:style style:name="P16" style:family="paragraph" style:parent-style-name="Standard" style:list-style-name="WWNum4">
      <style:paragraph-properties fo:margin-left="0.5in" fo:margin-right="0in" fo:text-indent="-0.25in" style:auto-text-indent="false"/>
    </style:style>
    <style:style style:name="P17" style:family="paragraph" style:parent-style-name="Standard" style:list-style-name="WWNum18">
      <style:paragraph-properties fo:margin-left="0.5in" fo:margin-right="0in" fo:text-indent="-0.25in" style:auto-text-indent="false"/>
    </style:style>
    <style:style style:name="P18" style:family="paragraph" style:parent-style-name="Standard" style:list-style-name="WWNum9">
      <style:paragraph-properties fo:margin-left="0.5in" fo:margin-right="0in" fo:text-indent="-0.25in" style:auto-text-indent="false"/>
    </style:style>
    <style:style style:name="P19" style:family="paragraph" style:parent-style-name="Standard" style:list-style-name="WWNum6">
      <style:paragraph-properties fo:margin-left="0.5in" fo:margin-right="0in" fo:text-indent="-0.25in" style:auto-text-indent="false"/>
    </style:style>
    <style:style style:name="P20" style:family="paragraph" style:parent-style-name="Standard" style:list-style-name="WWNum5">
      <style:paragraph-properties fo:margin-left="0.5in" fo:margin-right="0in" fo:text-indent="-0.25in" style:auto-text-indent="false"/>
    </style:style>
    <style:style style:name="P21" style:family="paragraph" style:parent-style-name="Standard" style:list-style-name="WWNum14">
      <style:paragraph-properties fo:margin-left="0.5in" fo:margin-right="0in" fo:text-indent="-0.25in" style:auto-text-indent="false"/>
    </style:style>
    <style:style style:name="P22" style:family="paragraph" style:parent-style-name="Standard" style:list-style-name="WWNum13">
      <style:paragraph-properties fo:margin-left="0.5in" fo:margin-right="0in" fo:text-indent="-0.25in" style:auto-text-indent="false"/>
    </style:style>
    <style:style style:name="P23" style:family="paragraph" style:parent-style-name="Standard" style:list-style-name="WWNum10">
      <style:paragraph-properties fo:margin-left="0.5in" fo:margin-right="0in" fo:text-indent="-0.25in" style:auto-text-indent="false"/>
    </style:style>
    <style:style style:name="P24" style:family="paragraph" style:parent-style-name="Standard" style:list-style-name="WWNum3">
      <style:paragraph-properties fo:margin-left="0.5in" fo:margin-right="0in" fo:text-indent="-0.25in" style:auto-text-indent="false"/>
    </style:style>
    <style:style style:name="P25" style:family="paragraph" style:parent-style-name="Standard" style:list-style-name="WWNum7">
      <style:paragraph-properties fo:margin-left="0.5in" fo:margin-right="0in" fo:text-indent="-0.25in" style:auto-text-indent="false"/>
    </style:style>
    <style:style style:name="P26" style:family="paragraph" style:parent-style-name="Standard" style:list-style-name="WWNum17">
      <style:paragraph-properties fo:margin-left="0.5in" fo:margin-right="0in" fo:margin-top="0in" fo:margin-bottom="0.1665in" loext:contextual-spacing="true" fo:line-height="100%" fo:text-indent="-0.25in" style:auto-text-indent="false"/>
    </style:style>
    <style:style style:name="P27" style:family="paragraph" style:parent-style-name="Standard" style:list-style-name="WWNum17">
      <style:paragraph-properties fo:margin-left="0.5in" fo:margin-right="0in" fo:margin-top="0.0417in" fo:margin-bottom="0.1665in" loext:contextual-spacing="true" fo:line-height="100%" fo:text-indent="-0.25in" style:auto-text-indent="false"/>
    </style:style>
    <style:style style:name="P28" style:family="paragraph" style:parent-style-name="Standard" style:list-style-name="WWNum17">
      <style:paragraph-properties fo:margin-left="1in" fo:margin-right="0in" fo:margin-top="0in" fo:margin-bottom="0.1665in" loext:contextual-spacing="true" fo:line-height="100%" fo:text-indent="-0.25in" style:auto-text-indent="false"/>
    </style:style>
    <style:style style:name="P29" style:family="paragraph" style:parent-style-name="Standard" style:list-style-name="WWNum17">
      <style:paragraph-properties fo:margin-left="1in" fo:margin-right="0in" fo:margin-top="0.0417in" fo:margin-bottom="0.1665in" loext:contextual-spacing="true" fo:line-height="100%" fo:text-indent="-0.25in" style:auto-text-indent="false"/>
    </style:style>
    <style:style style:name="P30" style:family="paragraph" style:parent-style-name="Standard" style:list-style-name="WWNum2">
      <style:paragraph-properties fo:margin-left="1in" fo:margin-right="0in" fo:text-indent="-0.25in" style:auto-text-indent="false"/>
    </style:style>
    <style:style style:name="P31" style:family="paragraph" style:parent-style-name="Standard" style:list-style-name="WWNum15">
      <style:paragraph-properties fo:margin-left="1in" fo:margin-right="0in" fo:text-indent="-0.25in" style:auto-text-indent="false"/>
    </style:style>
    <style:style style:name="P32" style:family="paragraph" style:parent-style-name="Standard" style:list-style-name="WWNum16">
      <style:paragraph-properties fo:margin-left="1in" fo:margin-right="0in" fo:text-indent="-0.25in" style:auto-text-indent="false"/>
    </style:style>
    <style:style style:name="P33" style:family="paragraph" style:parent-style-name="Standard" style:list-style-name="WWNum11">
      <style:paragraph-properties fo:margin-left="1in" fo:margin-right="0in" fo:text-indent="-0.25in" style:auto-text-indent="false"/>
    </style:style>
    <style:style style:name="P34" style:family="paragraph" style:parent-style-name="Standard" style:list-style-name="WWNum4">
      <style:paragraph-properties fo:margin-left="1in" fo:margin-right="0in" fo:text-indent="-0.25in" style:auto-text-indent="false"/>
    </style:style>
    <style:style style:name="P35" style:family="paragraph" style:parent-style-name="Standard" style:list-style-name="WWNum18">
      <style:paragraph-properties fo:margin-left="1in" fo:margin-right="0in" fo:text-indent="-0.25in" style:auto-text-indent="false"/>
    </style:style>
    <style:style style:name="P36" style:family="paragraph" style:parent-style-name="Standard" style:list-style-name="WWNum9">
      <style:paragraph-properties fo:margin-left="1in" fo:margin-right="0in" fo:text-indent="-0.25in" style:auto-text-indent="false"/>
    </style:style>
    <style:style style:name="P37" style:family="paragraph" style:parent-style-name="Standard" style:list-style-name="WWNum6">
      <style:paragraph-properties fo:margin-left="1in" fo:margin-right="0in" fo:text-indent="-0.25in" style:auto-text-indent="false"/>
    </style:style>
    <style:style style:name="P38" style:family="paragraph" style:parent-style-name="Standard" style:list-style-name="WWNum5">
      <style:paragraph-properties fo:margin-left="1in" fo:margin-right="0in" fo:text-indent="-0.25in" style:auto-text-indent="false"/>
    </style:style>
    <style:style style:name="P39" style:family="paragraph" style:parent-style-name="Standard" style:list-style-name="WWNum14">
      <style:paragraph-properties fo:margin-left="1in" fo:margin-right="0in" fo:text-indent="-0.25in" style:auto-text-indent="false"/>
    </style:style>
    <style:style style:name="P40" style:family="paragraph" style:parent-style-name="Standard" style:list-style-name="WWNum10">
      <style:paragraph-properties fo:margin-left="1in" fo:margin-right="0in" fo:text-indent="-0.25in" style:auto-text-indent="false"/>
    </style:style>
    <style:style style:name="P41" style:family="paragraph" style:parent-style-name="Standard" style:list-style-name="WWNum17">
      <style:paragraph-properties fo:margin-left="1.5in" fo:margin-right="0in" fo:margin-top="0in" fo:margin-bottom="0.1665in" loext:contextual-spacing="true" fo:line-height="100%" fo:text-indent="-0.25in" style:auto-text-indent="false"/>
    </style:style>
    <style:style style:name="P42" style:family="paragraph" style:parent-style-name="Standard" style:list-style-name="WWNum17">
      <style:paragraph-properties fo:margin-left="1.5in" fo:margin-right="0in" fo:margin-top="0.0417in" fo:margin-bottom="0.1665in" loext:contextual-spacing="true" fo:line-height="100%" fo:text-indent="-0.25in" style:auto-text-indent="false"/>
    </style:style>
    <style:style style:name="P43" style:family="paragraph" style:parent-style-name="Standard" style:list-style-name="WWNum15">
      <style:paragraph-properties fo:margin-left="1.5in" fo:margin-right="0in" fo:text-indent="-0.25in" style:auto-text-indent="false"/>
    </style:style>
    <style:style style:name="P44" style:family="paragraph" style:parent-style-name="Standard" style:list-style-name="WWNum9">
      <style:paragraph-properties fo:margin-left="1.5in" fo:margin-right="0in" fo:text-indent="-0.25in" style:auto-text-indent="false"/>
    </style:style>
    <style:style style:name="P45" style:family="paragraph" style:parent-style-name="Standard" style:list-style-name="WWNum5">
      <style:paragraph-properties fo:margin-left="1.5in" fo:margin-right="0in" fo:text-indent="-0.25in" style:auto-text-indent="false"/>
    </style:style>
    <style:style style:name="P46" style:family="paragraph" style:parent-style-name="Standard" style:list-style-name="WWNum10">
      <style:paragraph-properties fo:margin-left="1.5in" fo:margin-right="0in" fo:text-indent="-0.25in" style:auto-text-indent="false"/>
    </style:style>
    <style:style style:name="P47" style:family="paragraph" style:parent-style-name="Standard" style:list-style-name="WWNum17">
      <style:paragraph-properties fo:margin-left="0.5in" fo:margin-right="0in" fo:margin-top="0.0417in" fo:margin-bottom="0.1665in" loext:contextual-spacing="true" fo:line-height="115%" fo:text-align="start" style:justify-single-word="false" fo:keep-together="auto" fo:orphans="2" fo:widows="2" fo:text-indent="-0.25in" style:auto-text-indent="false" fo:padding="0in" fo:border="none" fo:keep-with-next="auto"/>
    </style:style>
    <style:style style:name="P48" style:family="paragraph" style:parent-style-name="Standard" style:list-style-name="WWNum15">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49" style:family="paragraph" style:parent-style-name="Standard">
      <style:paragraph-properties fo:margin-left="0in" fo:margin-right="0in" fo:margin-top="0in" fo:margin-bottom="0in" loext:contextual-spacing="false" fo:text-indent="0in" style:auto-text-indent="false"/>
    </style:style>
    <style:style style:name="P50" style:family="paragraph" style:parent-style-name="Standard">
      <style:paragraph-properties fo:margin-left="0in" fo:margin-right="0in" fo:margin-top="0in" fo:margin-bottom="0in" loext:contextual-spacing="false" fo:text-indent="0in" style:auto-text-indent="false"/>
      <style:text-properties style:font-name="Nunito" style:font-name-asian="Nunito1" style:font-name-complex="Nunito1"/>
    </style:style>
    <style:style style:name="P51" style:family="paragraph" style:parent-style-name="Standard">
      <style:paragraph-properties fo:margin-left="0in" fo:margin-right="0in" fo:margin-top="0in" fo:margin-bottom="0in" loext:contextual-spacing="false" fo:text-indent="0in" style:auto-text-indent="false"/>
      <style:text-properties style:font-name="Nunito" fo:font-weight="bold" style:font-name-asian="Nunito1" style:font-weight-asian="bold" style:font-name-complex="Nunito1"/>
    </style:style>
    <style:style style:name="P52" style:family="paragraph" style:parent-style-name="Standard">
      <style:paragraph-properties fo:margin-left="0in" fo:margin-right="0in" fo:margin-top="0in" fo:margin-bottom="0in" loext:contextual-spacing="false" fo:text-indent="0in" style:auto-text-indent="false"/>
      <style:text-properties style:font-name="Nunito" fo:font-size="14pt" fo:font-weight="bold" style:font-name-asian="Nunito1" style:font-size-asian="14pt" style:font-weight-asian="bold" style:font-name-complex="Nunito1" style:font-size-complex="14pt"/>
    </style:style>
    <style:style style:name="P53" style:family="paragraph" style:parent-style-name="Standard">
      <style:paragraph-properties fo:margin-left="0in" fo:margin-right="0in" fo:margin-top="0in" fo:margin-bottom="0in" loext:contextual-spacing="false" fo:text-indent="0in" style:auto-text-indent="false"/>
      <style:text-properties style:font-name="Nunito" fo:font-size="12pt" fo:font-weight="bold" style:font-name-asian="Nunito1" style:font-size-asian="12pt" style:font-weight-asian="bold" style:font-name-complex="Nunito1" style:font-size-complex="12pt"/>
    </style:style>
    <style:style style:name="P54" style:family="paragraph" style:parent-style-name="Standard">
      <style:paragraph-properties fo:margin-left="0in" fo:margin-right="0in" fo:margin-top="0in" fo:margin-bottom="0in" loext:contextual-spacing="false" fo:text-indent="0in" style:auto-text-indent="false" fo:break-before="page"/>
    </style:style>
    <style:style style:name="P55" style:family="paragraph" style:parent-style-name="Standard" style:list-style-name="WWNum15">
      <style:paragraph-properties fo:margin-left="2in" fo:margin-right="0in" fo:text-indent="-0.25in" style:auto-text-indent="false"/>
    </style:style>
    <style:style style:name="P56" style:family="paragraph" style:parent-style-name="Standard">
      <style:paragraph-properties fo:margin-left="1in" fo:margin-right="0in" fo:margin-top="0in" fo:margin-bottom="0in" loext:contextual-spacing="false" fo:text-indent="0in" style:auto-text-indent="false"/>
    </style:style>
    <style:style style:name="P57" style:family="paragraph" style:parent-style-name="Standard">
      <style:paragraph-properties fo:margin-left="1in" fo:margin-right="0in" fo:margin-top="0in" fo:margin-bottom="0in" loext:contextual-spacing="false" fo:text-indent="0in" style:auto-text-indent="false"/>
      <style:text-properties style:font-name="Nunito" style:font-name-asian="Nunito1" style:font-name-complex="Nunito1"/>
    </style:style>
    <style:style style:name="P58" style:family="paragraph" style:parent-style-name="Standard">
      <style:paragraph-properties fo:margin-left="1.5in" fo:margin-right="0in" fo:margin-top="0in" fo:margin-bottom="0in" loext:contextual-spacing="false" fo:text-indent="0in" style:auto-text-indent="false"/>
    </style:style>
    <style:style style:name="P59" style:family="paragraph" style:parent-style-name="Standard">
      <style:paragraph-properties fo:margin-left="1.5in" fo:margin-right="0in" fo:margin-top="0in" fo:margin-bottom="0in" loext:contextual-spacing="false" fo:text-indent="0in" style:auto-text-indent="false"/>
      <style:text-properties style:font-name="Nunito" style:font-name-asian="Nunito1" style:font-name-complex="Nunito1"/>
    </style:style>
    <style:style style:name="P60" style:family="paragraph" style:parent-style-name="Standard">
      <style:paragraph-properties fo:margin-left="1in" fo:margin-right="0in" fo:margin-top="0in" fo:margin-bottom="0in" loext:contextual-spacing="false" fo:text-indent="0.5in" style:auto-text-indent="false"/>
    </style:style>
    <style:style style:name="P61" style:family="paragraph" style:parent-style-name="Standard">
      <style:paragraph-properties fo:margin-left="0in" fo:margin-right="0in" fo:margin-top="0in" fo:margin-bottom="0in" loext:contextual-spacing="false" fo:text-indent="0in" style:auto-text-indent="false"/>
    </style:style>
    <style:style style:name="P62" style:family="paragraph" style:parent-style-name="Standard">
      <style:paragraph-properties fo:margin-left="0in" fo:margin-right="0in" fo:margin-top="0in" fo:margin-bottom="0in" loext:contextual-spacing="false" fo:text-indent="0in" style:auto-text-indent="false"/>
      <style:text-properties style:font-name="Nunito" style:font-name-asian="Nunito1" style:font-name-complex="Nunito1"/>
    </style:style>
    <style:style style:name="P63" style:family="paragraph" style:parent-style-name="Standard">
      <style:paragraph-properties fo:margin-left="0in" fo:margin-right="0in" fo:margin-top="0in" fo:margin-bottom="0in" loext:contextual-spacing="false" fo:text-indent="0.5in" style:auto-text-indent="false"/>
    </style:style>
    <style:style style:name="P64" style:family="paragraph" style:parent-style-name="Standard">
      <style:paragraph-properties fo:margin-left="0.5in" fo:margin-right="0in" fo:margin-top="0in" fo:margin-bottom="0in" loext:contextual-spacing="false" fo:text-indent="0in" style:auto-text-indent="false"/>
    </style:style>
    <style:style style:name="P65" style:family="paragraph" style:parent-style-name="Standard">
      <style:paragraph-properties fo:margin-left="0.5in" fo:margin-right="0in" fo:margin-top="0in" fo:margin-bottom="0in" loext:contextual-spacing="false" fo:text-indent="0in" style:auto-text-indent="false"/>
      <style:text-properties style:font-name="Nunito" style:font-name-asian="Nunito1" style:font-name-complex="Nunito1"/>
    </style:style>
    <style:style style:name="P66" style:family="paragraph">
      <loext:graphic-properties draw:fill="solid" draw:fill-color="#a0a0a0"/>
      <style:paragraph-properties fo:text-align="center"/>
    </style:style>
    <style:style style:name="T1" style:family="text">
      <style:text-properties style:font-name="Nunito" fo:font-size="14pt" fo:font-weight="bold" style:font-name-asian="Nunito1" style:font-size-asian="14pt" style:font-weight-asian="bold" style:font-name-complex="Nunito1" style:font-size-complex="14pt"/>
    </style:style>
    <style:style style:name="T2" style:family="text">
      <style:text-properties style:font-name="Nunito" fo:font-size="12pt" fo:font-weight="bold" style:font-name-asian="Nunito1" style:font-size-asian="12pt" style:font-weight-asian="bold" style:font-name-complex="Nunito1" style:font-size-complex="12pt"/>
    </style:style>
    <style:style style:name="T3" style:family="text">
      <style:text-properties style:font-name="Nunito" fo:font-size="12pt" style:text-underline-style="none" fo:font-weight="bold" style:font-name-asian="Nunito1" style:font-size-asian="12pt" style:font-weight-asian="bold" style:font-name-complex="Nunito1" style:font-size-complex="12pt"/>
    </style:style>
    <style:style style:name="T4" style:family="text">
      <style:text-properties style:font-name="Nunito" style:font-name-asian="Nunito1" style:font-name-complex="Nunito1"/>
    </style:style>
    <style:style style:name="T5" style:family="text">
      <style:text-properties style:font-name="Nunito" style:font-name-asian="Nunito1" style:font-name-complex="Nunito1" fo:background-color="#ffff00"/>
    </style:style>
    <style:style style:name="T6" style:family="text">
      <style:text-properties style:font-name="Nunito" fo:font-size="11pt" style:font-name-asian="Nunito1" style:font-size-asian="11pt" style:font-name-complex="Nunito1" style:font-size-complex="11pt"/>
    </style:style>
    <style:style style:name="T7" style:family="text">
      <style:text-properties style:font-name="Nunito" fo:font-size="11pt" fo:font-weight="bold" style:font-name-asian="Nunito1" style:font-size-asian="11pt" style:font-weight-asian="bold" style:font-name-complex="Nunito1" style:font-size-complex="11pt"/>
    </style:style>
    <style:style style:name="T8" style:family="text">
      <style:text-properties style:font-name="Nunito" fo:font-weight="bold" style:font-name-asian="Nunito1" style:font-weight-asian="bold" style:font-name-complex="Nunito1"/>
    </style:style>
    <style:style style:name="T9" style:family="text">
      <style:text-properties style:font-name="Nunito" fo:font-weight="bold" style:font-name-asian="Nunito1" style:font-weight-asian="bold" style:font-name-complex="Nunito1" fo:background-color="#ffff00"/>
    </style:style>
    <style:style style:name="T10" style:family="text">
      <style:text-properties style:font-name="Nunito" style:text-underline-style="none" fo:font-weight="bold" style:font-name-asian="Nunito1" style:font-weight-asian="bold" style:font-name-complex="Nunito1"/>
    </style:style>
    <style:style style:name="T11" style:family="text">
      <style:text-properties style:font-name="Nunito" style:text-underline-style="none" style:font-name-asian="Nunito1" style:font-name-complex="Nunito1"/>
    </style:style>
    <style:style style:name="T12" style:family="text">
      <style:text-properties fo:color="#24292e" style:font-name="Nunito" fo:font-size="12pt" style:font-name-asian="Nunito1" style:font-size-asian="12pt" style:font-name-complex="Nunito1" style:font-size-complex="12pt"/>
    </style:style>
    <style:style style:name="T13" style:family="text">
      <style:text-properties fo:color="#24292e" style:font-name="Nunito" fo:font-weight="bold" style:font-name-asian="Nunito1" style:font-weight-asian="bold" style:font-name-complex="Nunito1"/>
    </style:style>
    <style:style style:name="T14" style:family="text">
      <style:text-properties fo:color="#24292e" style:font-name="Nunito" fo:font-weight="bold" style:font-name-asian="Nunito1" style:font-weight-asian="bold" style:font-name-complex="Nunito1" fo:background-color="#ffffff"/>
    </style:style>
    <style:style style:name="T15" style:family="text">
      <style:text-properties fo:color="#24292e" style:font-name="Nunito" style:font-name-asian="Nunito1" style:font-name-complex="Nunito1"/>
    </style:style>
    <style:style style:name="T16" style:family="text">
      <style:text-properties fo:color="#24292e" style:font-name="Nunito" style:font-name-asian="Nunito1" style:font-name-complex="Nunito1" fo:background-color="#ffffff"/>
    </style:style>
    <style:style style:name="T17" style:family="text">
      <style:text-properties fo:font-variant="normal" fo:text-transform="none" fo:color="#24292e" style:text-line-through-style="none" style:text-line-through-type="none" style:text-position="0% 100%" style:font-name="Nunito" fo:font-size="12pt" fo:font-style="normal" style:text-underline-style="none" fo:font-weight="bold" style:font-name-asian="Nunito1" style:font-size-asian="12pt" style:font-style-asian="normal" style:font-weight-asian="bold" style:font-name-complex="Nunito1" style:font-size-complex="12pt"/>
    </style:style>
    <style:style style:name="T18" style:family="text">
      <style:text-properties fo:font-variant="normal" fo:text-transform="none" fo:color="#000000" style:text-line-through-style="none" style:text-line-through-type="none" style:text-position="0% 100%" style:font-name="Nunito" fo:font-size="11pt" fo:font-style="normal" style:text-underline-style="none" fo:font-weight="normal" style:font-name-asian="Nunito1" style:font-size-asian="11pt" style:font-style-asian="normal" style:font-weight-asian="normal" style:font-name-complex="Nunito1" style:font-size-complex="11pt"/>
    </style:style>
    <style:style style:name="T19" style:family="text">
      <style:text-properties fo:color="#1155cc" style:font-name="Nunito" fo:font-size="12pt" style:text-underline-style="solid" style:text-underline-width="auto" style:text-underline-color="font-color" fo:font-weight="bold" style:font-name-asian="Nunito1" style:font-size-asian="12pt" style:font-weight-asian="bold" style:font-name-complex="Nunito1" style:font-size-complex="12pt"/>
    </style:style>
    <style:style style:name="T20" style:family="text">
      <style:text-properties fo:color="#1155cc" style:font-name="Nunito" style:text-underline-style="solid" style:text-underline-width="auto" style:text-underline-color="font-color" style:font-name-asian="Nunito1" style:font-name-complex="Nunito1"/>
    </style:style>
    <style:style style:name="T21" style:family="text">
      <style:text-properties style:font-name="Courier New" style:font-name-asian="Courier New1" style:font-name-complex="Courier New1"/>
    </style:style>
    <style:style style:name="T2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Kids First Data Ingest Design</text:span></text:p>
      <text:p text:style-name="P2"/>
      <text:p text:style-name="P1"><text:span text:style-name="T2">Introduction</text:span></text:p>
      <text:list xml:id="list5293861285294071626" text:style-name="WWNum8">
        <text:list-item>
          <text:p text:style-name="P9"><text:span text:style-name="T4">Purpose/objective - Streamline and simplify getting studies into dataservice</text:span></text:p>
        </text:list-item>
        <text:list-item>
          <text:p text:style-name="P9"><text:span text:style-name="T4">Motivation for redesign - A naive approach to merging study data is dangerous and fragile</text:span></text:p>
        </text:list-item>
      </text:list>
      <text:p text:style-name="P2"/>
      <text:p text:style-name="P1"><draw:rect text:anchor-type="as-char" svg:y="0in" draw:z-index="0" draw:style-name="gr1" draw:text-style-name="P66" svg:width="0.0012in" svg:height="0.0213in"><text:p/></draw:rect></text:p>
      <text:p text:style-name="P2"/>
      <text:p text:style-name="P1"><text:span text:style-name="T2">Design Goals</text:span></text:p>
      <text:list xml:id="list9093506601418573343" text:style-name="WWNum17">
        <text:list-item>
          <text:p text:style-name="P26"><text:span text:style-name="T13">Clear Data Provenance and Traceability</text:span></text:p>
          <text:list>
            <text:list-item>
              <text:p text:style-name="P28"><text:span text:style-name="T15">Preserve a logical record of the transition from initial data state to coherent state.</text:span></text:p>
              <text:list>
                <text:list-item>
                  <text:p text:style-name="P41"><text:span text:style-name="T15">Never manually change or combine investigator data in untraceable ways. Rather than modifying the data directly, establish programmatic rules for how the data needs to change.</text:span></text:p>
                </text:list-item>
              </text:list>
            </text:list-item>
            <text:list-item>
              <text:p text:style-name="P29"><text:span text:style-name="T15">The output of every stage of the pipeline should be persisted so that there exists a clear record of transformations.</text:span></text:p>
            </text:list-item>
            <text:list-item>
              <text:p text:style-name="P29"><text:span text:style-name="T15">Every step of ingestion should be able to verify that nothing went wrong and, if something did, warn the user of what went wrong and where.</text:span></text:p>
            </text:list-item>
          </text:list>
        </text:list-item>
        <text:list-item>
          <text:p text:style-name="P27"><text:span text:style-name="T13">Data Model Agnostic</text:span></text:p>
          <text:list>
            <text:list-item>
              <text:p text:style-name="P29"><text:span text:style-name="T15">Barring a minimum set of functional requirements, a data ingest configurator should not need to be aware of how the data is structured/modeled in the target system when creating or modifying a study’s ingest configuration.</text:span></text:p>
              <text:list>
                <text:list-item>
                  <text:p text:style-name="P42"><text:span text:style-name="T15">Regardless of how the source data is organized and formatted, it can be mapped to a set of standard concepts which represent “real life”.</text:span></text:p>
                </text:list-item>
                <text:list-item>
                  <text:p text:style-name="P42"><text:span text:style-name="T15">The configurator need only understand these real life concepts so that they can map the data into them.</text:span></text:p>
                </text:list-item>
              </text:list>
            </text:list-item>
            <text:list-item>
              <text:p text:style-name="P29"><text:span text:style-name="T15">Minimize the degree to which changes in the dataservice models or API affect individual study configurations. </text:span></text:p>
            </text:list-item>
          </text:list>
        </text:list-item>
        <text:list-item>
          <text:p text:style-name="P27"><text:span text:style-name="T13">Minimize Customization Per Study</text:span></text:p>
          <text:list>
            <text:list-item>
              <text:p text:style-name="P29"><text:soft-page-break/><text:span text:style-name="T15">Minimize study-specific code, but also make it easy add study-specific code in the cases where it is unavoidable. </text:span></text:p>
            </text:list-item>
            <text:list-item>
              <text:p text:style-name="P29"><text:span text:style-name="T15">A typical ingest case should not require any new code to be written</text:span></text:p>
            </text:list-item>
          </text:list>
        </text:list-item>
        <text:list-item>
          <text:p text:style-name="P27"><text:span text:style-name="T13">Extensibility</text:span></text:p>
          <text:list>
            <text:list-item>
              <text:p text:style-name="P29"><text:span text:style-name="T15">It should be easy to override base functionality in the data ingest system. </text:span></text:p>
            </text:list-item>
            <text:list-item>
              <text:p text:style-name="P29"><text:span text:style-name="T15">It should be it easy to hook in custom logic at different stages in the data ingest pipeline.</text:span></text:p>
            </text:list-item>
          </text:list>
        </text:list-item>
        <text:list-item>
          <text:p text:style-name="P27"><text:span text:style-name="T13">Usability</text:span></text:p>
          <text:list>
            <text:list-item>
              <text:p text:style-name="P29"><text:span text:style-name="T15">It should be easy and intuitive to add a new study to the ingest system by rote observance of documented steps.</text:span></text:p>
            </text:list-item>
          </text:list>
        </text:list-item>
        <text:list-item>
          <text:p text:style-name="P47"><text:span text:style-name="T13">Eliminate Local Duplication of Source Data</text:span></text:p>
          <text:list>
            <text:list-item>
              <text:p text:style-name="P29"><text:span text:style-name="T15">Source data files should be stored only in a central location that can then be accessed by any running instance of the data ingest application/service.</text:span></text:p>
            </text:list-item>
          </text:list>
        </text:list-item>
      </text:list>
      <text:p text:style-name="P2"/>
      <text:p text:style-name="P1"><draw:rect text:anchor-type="as-char" svg:y="0in" draw:z-index="1" draw:style-name="gr1" draw:text-style-name="P66" svg:width="0.0012in" svg:height="0.0213in"><text:p/></draw:rect></text:p>
      <text:p text:style-name="P2"/>
      <text:p text:style-name="P1"><text:span text:style-name="T2">Definitions</text:span></text:p>
      <text:list xml:id="list585242352062983858" text:style-name="WWNum1">
        <text:list-item>
          <text:p text:style-name="P10"><text:span text:style-name="T8">Concept - </text:span><text:span text:style-name="T4">A real life thing that has properties or attributes that are described in the study, such as participants, specimens, files, and phenotypic or diagnostic observation events.</text:span></text:p>
        </text:list-item>
        <text:list-item>
          <text:p text:style-name="P10"><text:span text:style-name="T8">Properties/Concept Properties - </text:span><text:span text:style-name="T4">Descriptive elements associated with concept instances, such as participant id, biospecimen tissue type, etc.</text:span></text:p>
        </text:list-item>
        <text:list-item>
          <text:p text:style-name="P10"><text:span text:style-name="T8">Identifiers</text:span><text:span text:style-name="T4"> </text:span><text:span text:style-name="T8">- </text:span><text:span text:style-name="T4">The subset of Concept Properties which uniquely identify a particular entity or instance of the concept (e.g. UIDs and file paths).</text:span></text:p>
        </text:list-item>
        <text:list-item>
          <text:p text:style-name="P10"><text:span text:style-name="T8">Attributes</text:span><text:span text:style-name="T4"> - The subset of Concept Properties which describe but do not uniquely identify any particular entity or instance of the concept (e.g. sample tissue type, participant race, and participant age).</text:span></text:p>
        </text:list-item>
        <text:list-item>
          <text:p text:style-name="P10"><text:span text:style-name="T8">Extract Stage </text:span><text:span text:style-name="T4">- Convert clinical data files into tables of a standard set of concept properties.</text:span></text:p>
        </text:list-item>
        <text:list-item>
          <text:p text:style-name="P10"><text:span text:style-name="T8">Transform Stage </text:span><text:span text:style-name="T4">- Convert from disparate data tables to a unified whole-study representation that encodes the relationships between concepts and properties.</text:span></text:p>
        </text:list-item>
        <text:list-item>
          <text:p text:style-name="P10"><text:span text:style-name="T8">Ontology Harmonization Stage - </text:span><text:span text:style-name="T4">Convert free-form text into appropriate ontology codes and their dominant official terms.</text:span></text:p>
        </text:list-item>
        <text:list-item>
          <text:p text:style-name="P10"><text:span text:style-name="T8">Load Stage - </text:span><text:span text:style-name="T4">Traverse the unified whole-study representation of the data and record it, entity by entity, using the dataservice API.</text:span></text:p>
        </text:list-item>
        <text:list-item>
          <text:p text:style-name="P10"><text:soft-page-break/><text:span text:style-name="T8">Source data file </text:span><text:span text:style-name="T4">- A file from the study containing clinical data, probably already in tabular form. Likely to be xls(x), csv, tsv, etc, but could also be stored arbitrarily inside PDFs or slide presentations. </text:span></text:p>
        </text:list-item>
        <text:list-item>
          <text:p text:style-name="P10"><text:span text:style-name="T8">Extract configuration file </text:span><text:span text:style-name="T4">- Specifies how to extract and map data in a source data file to a table of standard concept properties and values. A study will almost always have multiple extract configuration files, usually one (or more) for every source data file. </text:span></text:p>
        </text:list-item>
        <text:list-item>
          <text:p text:style-name="P10"><text:span text:style-name="T8">Study configuration file </text:span><text:span text:style-name="T4">- Contains information about the study as a whole, such as investigator properties and study properties, including the assigned KFIDs. Contains study-level configuration parameters required to run the study ingestion.</text:span></text:p>
        </text:list-item>
      </text:list>
      <text:p text:style-name="P2"/>
      <text:p text:style-name="P2"/>
      <text:p text:style-name="P1"><draw:rect text:anchor-type="as-char" svg:y="0in" draw:z-index="2" draw:style-name="gr1" draw:text-style-name="P66" svg:width="0.0012in" svg:height="0.0213in"><text:p/></draw:rect></text:p>
      <text:p text:style-name="P2"/>
      <text:p text:style-name="P7"><text:span text:style-name="T2">Process Overview</text:span></text:p>
      <text:list xml:id="list3206717678148941738" text:style-name="WWNum12">
        <text:list-item>
          <text:p text:style-name="P11"><text:span text:style-name="T2">See data ingest pipeline diagram </text:span><text:a xlink:type="simple" xlink:href="https://drive.google.com/file/d/1GSUm0Xw9IkZLdzWw-stRHkG3PRpPMPTI/view?usp=sharing" text:style-name="Internet_20_link" text:visited-style-name="Visited_20_Internet_20_Link"><text:span text:style-name="T19">here</text:span></text:a></text:p>
        </text:list-item>
      </text:list>
      <text:p text:style-name="P2"/>
      <text:p text:style-name="P1"><text:span text:style-name="T2">0. Configuration Stage - manual process</text:span></text:p>
      <text:p text:style-name="P2"/>
      <text:p text:style-name="P1"><text:span text:style-name="T2">1a. Configuration Validation Stage</text:span></text:p>
      <text:list xml:id="list8941323578566128109" text:style-name="WWNum2">
        <text:list-item>
          <text:p text:style-name="P12"><text:span text:style-name="T2">Description</text:span></text:p>
          <text:list>
            <text:list-item>
              <text:p text:style-name="P30"><text:span text:style-name="T4">Runs at the very beginning of every ingestion, just before extraction.</text:span></text:p>
            </text:list-item>
            <text:list-item>
              <text:p text:style-name="P30"><text:span text:style-name="T4">Should also be runnable on its own manually by the configurator.</text:span></text:p>
            </text:list-item>
            <text:list-item>
              <text:p text:style-name="P30"><text:span text:style-name="T4">Validates that the configuration files meet minimum operational requirements.</text:span></text:p>
            </text:list-item>
          </text:list>
        </text:list-item>
      </text:list>
      <text:p text:style-name="P2"/>
      <text:p text:style-name="P49"><text:span text:style-name="T8">1b. Extract Stage</text:span></text:p>
      <text:list xml:id="list8208456413546791735" text:style-name="WWNum15">
        <text:list-item>
          <text:p text:style-name="P13"><text:span text:style-name="T8">Description</text:span></text:p>
          <text:list>
            <text:list-item>
              <text:p text:style-name="P31"><text:span text:style-name="T4">Standard first stage of the data ingestion pipeline.</text:span></text:p>
            </text:list-item>
            <text:list-item>
              <text:p text:style-name="P31"><text:span text:style-name="T4">The 2 goals of this stage are to clean the source data and map the data to standard concepts which are common across all studies. Mapping the data into this information model requires no knowledge of how the various concepts in the model are related. It only requires understanding the defined concepts and their properties. </text:span></text:p>
            </text:list-item>
            <text:list-item>
              <text:p text:style-name="P31"><text:span text:style-name="T4">It is important to note that data modifications in this stage occur independently on each source data file. This stage does not combine data from disparate files. </text:span></text:p>
            </text:list-item>
          </text:list>
        </text:list-item>
      </text:list>
      <text:p text:style-name="P50"/>
      <text:list xml:id="list142040050674631" text:continue-numbering="true" text:style-name="WWNum15">
        <text:list-item>
          <text:p text:style-name="P13"><text:span text:style-name="T8">Steps</text:span></text:p>
          <text:list>
            <text:list-item>
              <text:p text:style-name="P31"><text:span text:style-name="T4">According to each extract configuration file:</text:span></text:p>
              <text:list>
                <text:list-item>
                  <text:p text:style-name="P43"><text:span text:style-name="T4">Determine its source data file</text:span></text:p>
                </text:list-item>
                <text:list-item>
                  <text:p text:style-name="P43"><text:span text:style-name="T4">Preliminarily load the needed set of source data from that file into tabular form using either predefined/shared or custom loading method. This will also apply basic data cleaning (tbd, e.g. strip boundary whitespace, drop rows/columns with all NaNs, etc.)</text:span></text:p>
                </text:list-item>
                <text:list-item>
                  <text:p text:style-name="P43"><text:soft-page-break/><text:span text:style-name="T4">Apply a configured sequence of operations to subsets of the file’s data columns which deliver the following:</text:span></text:p>
                  <text:list>
                    <text:list-item>
                      <text:p text:style-name="P55"><text:span text:style-name="T4">The resulting columns are exclusively named according to the set of standard concept properties.</text:span></text:p>
                    </text:list-item>
                    <text:list-item>
                      <text:p text:style-name="P55"><text:span text:style-name="T4">The resulting table will include no more than one column named for each concept property.</text:span></text:p>
                    </text:list-item>
                  </text:list>
                </text:list-item>
                <text:list-item>
                  <text:p text:style-name="P43"><text:span text:style-name="T4">Remap values such that columns for the same property in different tables will have consistent representation.</text:span></text:p>
                </text:list-item>
              </text:list>
            </text:list-item>
          </text:list>
        </text:list-item>
        <text:list-item>
          <text:p text:style-name="P48"><text:span text:style-name="T8">Inputs</text:span></text:p>
          <text:list>
            <text:list-item>
              <text:p text:style-name="P31"><text:span text:style-name="T4">Source data files</text:span></text:p>
            </text:list-item>
            <text:list-item>
              <text:p text:style-name="P31"><text:span text:style-name="T4">Study ingest configuration file</text:span></text:p>
            </text:list-item>
            <text:list-item>
              <text:p text:style-name="P31"><text:span text:style-name="T4">Extract configuration file(s)</text:span></text:p>
            </text:list-item>
          </text:list>
        </text:list-item>
        <text:list-item>
          <text:p text:style-name="P13"><text:span text:style-name="T8">Outputs</text:span></text:p>
          <text:list>
            <text:list-item>
              <text:p text:style-name="P31"><text:span text:style-name="T4">A set of tables that have been mapped to the standard concept properties and consistent values — one table per extract configuration file (multiple configuration files may reference the same source data file).</text:span></text:p>
            </text:list-item>
            <text:list-item>
              <text:p text:style-name="P31"><text:span text:style-name="T4">A formal record of what files were used and what data was extracted.</text:span></text:p>
            </text:list-item>
          </text:list>
        </text:list-item>
      </text:list>
      <text:p text:style-name="P57"/>
      <text:p text:style-name="P49"><text:span text:style-name="T8">2. Transformation Stage A - Transform to Universal Form</text:span></text:p>
      <text:list xml:id="list243465305039504242" text:style-name="WWNum16">
        <text:list-item>
          <text:p text:style-name="P14"><text:span text:style-name="T8">Description</text:span></text:p>
          <text:list>
            <text:list-item>
              <text:p text:style-name="P32"><text:span text:style-name="T4">At this point the concept instances and their properties are scattered among a set of data tables. The goal of this stage is to transform the disparate tabular data returned by the Extract Stage into a unified structure that stores relationships among connected concept instances and their properties. </text:span></text:p>
            </text:list-item>
            <text:list-item>
              <text:p text:style-name="P32"><text:span text:style-name="T4">A study can be defined as a set of graphs that connect concept instances (samples come from participants, etc). These relationship graphs can be encoded directly as graph data structures or as a single denormalized table. Both possibilities will be explored.</text:span></text:p>
            </text:list-item>
          </text:list>
        </text:list-item>
        <text:list-item>
          <text:p text:style-name="P14"><text:span text:style-name="T8">Inputs</text:span></text:p>
          <text:list>
            <text:list-item>
              <text:p text:style-name="P32"><text:span text:style-name="T4">Data tables that have been mapped to standard concept properties and values</text:span></text:p>
            </text:list-item>
          </text:list>
        </text:list-item>
        <text:list-item>
          <text:p text:style-name="P14"><text:span text:style-name="T8">Outputs</text:span></text:p>
          <text:list>
            <text:list-item>
              <text:p text:style-name="P32"><text:span text:style-name="T4">A structure that unifies all captured data from the study</text:span></text:p>
            </text:list-item>
          </text:list>
        </text:list-item>
      </text:list>
      <text:p text:style-name="P3"/>
      <text:p text:style-name="P1"><text:soft-page-break/><text:span text:style-name="T8">3. Transformation Stage B - Transform to Kids First Dataservice Model</text:span></text:p>
      <text:list xml:id="list5814641605993332312" text:style-name="WWNum11">
        <text:list-item>
          <text:p text:style-name="P15"><text:span text:style-name="T8">Description</text:span></text:p>
          <text:list>
            <text:list-item>
              <text:p text:style-name="P33"><text:span text:style-name="T4">The goal of this stage is to transform the standard concept instances along with their properties to a set of entities and properties defined by Kids First Dataservice. </text:span></text:p>
            </text:list-item>
            <text:list-item>
              <text:p text:style-name="P33"><text:span text:style-name="T4">Additionally, the resulting Kids First entities must be linked together according to the entity relationships defined by the Kids First Dataservice (i.e. participants are linked to one or more biospecimens, genomic files are linked to one sequencing experiment and one biospecimen, etc.). This “linking” process is really just finding and filling in the values of the foreign key properties of each entity.</text:span></text:p>
            </text:list-item>
          </text:list>
        </text:list-item>
        <text:list-item>
          <text:p text:style-name="P15"><text:span text:style-name="T8">Inputs</text:span></text:p>
          <text:list>
            <text:list-item>
              <text:p text:style-name="P33"><text:span text:style-name="T4">A data structure that unifies or connects the standard concept properties and their values.</text:span></text:p>
            </text:list-item>
          </text:list>
        </text:list-item>
        <text:list-item>
          <text:p text:style-name="P15"><text:span text:style-name="T8">Outputs</text:span></text:p>
          <text:list>
            <text:list-item>
              <text:p text:style-name="P33"><text:span text:style-name="T4">An iterable of Kids First Dataservice entity dict-type payloads that are ready to be loaded into the Dataservice via the REST API.</text:span></text:p>
            </text:list-item>
          </text:list>
        </text:list-item>
      </text:list>
      <text:p text:style-name="P3"/>
      <text:p text:style-name="P51"/>
      <text:p text:style-name="P54"><text:span text:style-name="T8">4. Ontology Harmonization Stage</text:span></text:p>
      <text:list xml:id="list8317379338721911584" text:style-name="WWNum4">
        <text:list-item>
          <text:p text:style-name="P16"><text:span text:style-name="T8">Description</text:span></text:p>
        </text:list-item>
        <text:list-item>
          <text:p text:style-name="P16"><text:span text:style-name="T8">Inputs</text:span></text:p>
          <text:list>
            <text:list-item>
              <text:p text:style-name="P34"><text:span text:style-name="T4">Source text strings and a list of desired ontologies for each</text:span></text:p>
            </text:list-item>
          </text:list>
        </text:list-item>
        <text:list-item>
          <text:p text:style-name="P16"><text:span text:style-name="T8">Outputs</text:span></text:p>
          <text:list>
            <text:list-item>
              <text:p text:style-name="P34"><text:span text:style-name="T4">Either an ID code or a NOT_FOUND value for every targeted ontology for each string as well as the dominant official term used by the ontology for the given code.</text:span></text:p>
            </text:list-item>
          </text:list>
        </text:list-item>
      </text:list>
      <text:p text:style-name="P50"/>
      <text:p text:style-name="P49"><text:span text:style-name="T8">5. Loading Stage</text:span></text:p>
      <text:list xml:id="list746568170713634192" text:style-name="WWNum18">
        <text:list-item>
          <text:p text:style-name="P17"><text:span text:style-name="T2">Inputs</text:span></text:p>
          <text:list>
            <text:list-item>
              <text:p text:style-name="P35"><text:span text:style-name="T4">The output from </text:span><text:span text:style-name="T8">Transformation Stage B</text:span><text:span text:style-name="T4">.</text:span></text:p>
            </text:list-item>
          </text:list>
        </text:list-item>
        <text:list-item>
          <text:p text:style-name="P17"><text:span text:style-name="T2">Outputs</text:span></text:p>
          <text:list>
            <text:list-item>
              <text:p text:style-name="P35"><text:span text:style-name="T4">A formal record of what was loaded.</text:span></text:p>
            </text:list-item>
          </text:list>
        </text:list-item>
      </text:list>
      <text:p text:style-name="P2"/>
      <text:p text:style-name="P1"><draw:rect text:anchor-type="as-char" svg:y="0in" draw:z-index="3" draw:style-name="gr1" draw:text-style-name="P66" svg:width="0.0012in" svg:height="0.0213in"><text:p/></draw:rect></text:p>
      <text:p text:style-name="P2"/>
      <text:p text:style-name="P1"><text:span text:style-name="T2">Known Data Challenges</text:span></text:p>
      <text:p text:style-name="P3"/>
      <text:list xml:id="list3823288117263325287" text:style-name="WWNum9">
        <text:list-item>
          <text:p text:style-name="P18"><text:span text:style-name="T4">Columns A, B, and C in a file, where B and C are actually two halves of the same list of items from our perspective. E.g. [specimen_id, bam_path, cram_path, crai_path, ...] where for us those paths are all really the same kind of thing (genomic file paths).</text:span></text:p>
          <text:list>
            <text:list-item>
              <text:p text:style-name="P36"><text:span text:style-name="T4">If multiple columns are specified in the same extract configuration file for the same property, a pre-extraction configuration validator will:</text:span></text:p>
              <text:list>
                <text:list-item>
                  <text:p text:style-name="P44"><text:span text:style-name="T8">Notify the configurator.</text:span></text:p>
                </text:list-item>
                <text:list-item>
                  <text:p text:style-name="P44"><text:span text:style-name="T8">If</text:span><text:span text:style-name="T4"> </text:span><text:span text:style-name="T8">possible</text:span><text:span text:style-name="T4"> without ambiguity based on the attributes and identifiers that have been used, a new set of configuration files will be generated automatically containing the necessary appropriate identifier column and dividing any previously repeated attribute columns between them.</text:span></text:p>
                </text:list-item>
                <text:list-item>
                  <text:p text:style-name="P44"><text:soft-page-break/><text:span text:style-name="T8">Otherwise</text:span><text:span text:style-name="T4">, </text:span><text:span text:style-name="T8">an error will be raised and operation will abort.</text:span></text:p>
                </text:list-item>
              </text:list>
            </text:list-item>
          </text:list>
        </text:list-item>
      </text:list>
      <text:p text:style-name="P4"/>
      <text:list xml:id="list142039235033582" text:continue-numbering="true" text:style-name="WWNum9">
        <text:list-item>
          <text:p text:style-name="P18"><text:span text:style-name="T4">Unjoinable data.</text:span></text:p>
          <text:list>
            <text:list-item>
              <text:p text:style-name="P36"><text:span text:style-name="T4">A pre-extraction configuration validator will verify that the tables configured to be extracted jointly possess a set of overlapping identifiers sufficient to join all of the tables together.</text:span></text:p>
            </text:list-item>
          </text:list>
        </text:list-item>
      </text:list>
      <text:p text:style-name="P4"/>
      <text:list xml:id="list142039485752301" text:continue-numbering="true" text:style-name="WWNum9">
        <text:list-item>
          <text:p text:style-name="P18"><text:span text:style-name="T4">Multiple entity values coming from the </text:span><text:span text:style-name="T4"><office:annotation office:name="__Annotation__132_1063781955"><dc:creator>Allison Heath</dc:creator><dc:date>2018-07-20T14:58:44</dc:date><text:p><text:span text:style-name="T22">Also the other way around - single value coming from multiple data columns. Classic example is `directory` and `file_name` as two different columns.</text:span></text:p></office:annotation></text:span><text:span text:style-name="T4">same data column</text:span><office:annotation-end office:name="__Annotation__132_1063781955"/><text:span text:style-name="T4">. E.g. a library name column that has values like ‘0207549569_Illumina_P5-Boyez_P7-Liwax’ gives both the sequencing library name and also the sequencing platform “Illumina”.</text:span></text:p>
          <text:list>
            <text:list-item>
              <text:p text:style-name="P36"><text:span text:style-name="T4">Extract configuration files must be structured to easily handle source data columns being used multiple times.</text:span></text:p>
            </text:list-item>
          </text:list>
        </text:list-item>
      </text:list>
      <text:p text:style-name="P4"/>
      <text:list xml:id="list142038460872772" text:continue-numbering="true" text:style-name="WWNum9">
        <text:list-item>
          <text:p text:style-name="P18"><text:span text:style-name="T4">Column headers might actually be non-unique within the same sheet, because text files and human brains don’t have built in uniqueness constraints.</text:span></text:p>
          <text:list>
            <text:list-item>
              <text:p text:style-name="P36"><text:span text:style-name="T4">Preliminary source data loading during extraction may remap columns.</text:span></text:p>
            </text:list-item>
          </text:list>
        </text:list-item>
      </text:list>
      <text:p text:style-name="P57"/>
      <text:list xml:id="list142038485961352" text:continue-numbering="true" text:style-name="WWNum9">
        <text:list-item>
          <text:p text:style-name="P18"><text:span text:style-name="T4">Multiple header rows in a data sheet.</text:span></text:p>
          <text:list>
            <text:list-item>
              <text:p text:style-name="P36"><text:span text:style-name="T4">Preliminary source data loading during extraction will have pre-built shared functions for reasonable subdivisions of common spreadsheet formats.</text:span></text:p>
            </text:list-item>
            <text:list-item>
              <text:p text:style-name="P36"><text:span text:style-name="T4">It may also load arbitrary subcomponents of the data and assign column headers as needed.</text:span></text:p>
            </text:list-item>
          </text:list>
        </text:list-item>
      </text:list>
      <text:p text:style-name="P4"/>
      <text:list xml:id="list142039662024619" text:continue-numbering="true" text:style-name="WWNum9">
        <text:list-item>
          <text:p text:style-name="P18"><text:span text:style-name="T4">Multiple tabs in a data sheet.</text:span></text:p>
          <text:list>
            <text:list-item>
              <text:p text:style-name="P36"><text:span text:style-name="T4">Preliminary source data loading during extraction will have pre-built shared functions for reasonable subdivisions of common spreadsheet formats.</text:span></text:p>
            </text:list-item>
          </text:list>
        </text:list-item>
      </text:list>
      <text:p text:style-name="P4"/>
      <text:list xml:id="list142040074913788" text:continue-numbering="true" text:style-name="WWNum9">
        <text:list-item>
          <text:p text:style-name="P18"><text:span text:style-name="T4">Column data needs to be manipulated (division, substring, etc) before use.</text:span></text:p>
          <text:list>
            <text:list-item>
              <text:p text:style-name="P36"><text:span text:style-name="T4">The configured sequence of extraction operations will be written in a format that makes pattern matching and content manipulation simple using premade shared functions.</text:span></text:p>
            </text:list-item>
          </text:list>
        </text:list-item>
      </text:list>
      <text:p text:style-name="P4"/>
      <text:list xml:id="list142038617751455" text:continue-numbering="true" text:style-name="WWNum9">
        <text:list-item>
          <text:p text:style-name="P18"><text:soft-page-break/><text:span text:style-name="T4">An entity value (e.g. phenotype name) might come only from the column header instead of from inside the column.</text:span></text:p>
          <text:list>
            <text:list-item>
              <text:p text:style-name="P36"><text:span text:style-name="T4">The melt function will be a first-class operation during extraction.</text:span></text:p>
            </text:list-item>
          </text:list>
        </text:list-item>
      </text:list>
      <text:p text:style-name="P4"/>
      <text:list xml:id="list142038746972095" text:continue-numbering="true" text:style-name="WWNum9">
        <text:list-item>
          <text:p text:style-name="P18"><text:span text:style-name="T4">Data conflicts between sheets (or columns within a sheet). E.g. one sheet says that participant 5 is male, and another says participant 5 is female. This could happen either because the investigator made a mistake when entering or transcribing data or because the configurator added a bad mapping. This happened with marazita 15 batch 2 family IDs.</text:span></text:p>
          <text:list>
            <text:list-item>
              <text:p text:style-name="P36"><text:span text:style-name="T4">Both the extraction stage and the transform stage will perform data consistency checks on found properties and their respective identifiers.<text:line-break/></text:span></text:p>
            </text:list-item>
          </text:list>
        </text:list-item>
        <text:list-item>
          <text:p text:style-name="P18"><text:span text:style-name="T4"><text:s/>Some necessary data (e.g. sequencing center name) may not be recorded in any of the data files.</text:span></text:p>
          <text:list>
            <text:list-item>
              <text:p text:style-name="P36"><text:span text:style-name="T4">A pre-extraction configuration validator will verify that all necessary data is configured to be extracted.</text:span></text:p>
            </text:list-item>
          </text:list>
        </text:list-item>
      </text:list>
      <text:p text:style-name="P57"/>
      <text:list xml:id="list142038386719090" text:continue-numbering="true" text:style-name="WWNum9">
        <text:list-item>
          <text:p text:style-name="P18"><text:span text:style-name="T4"><text:s/>There are a number of known complications associated with preserving the tabular nature of source data. For reference, run the jupyter notebook at </text:span><text:a xlink:type="simple" xlink:href="https://github.com/kids-first/kf-study-imports/blob/data-ingest-design-doc/DataFrame_Design_Complications_Motivating_The_Relationship_Graph.ipynb" text:style-name="Internet_20_link" text:visited-style-name="Visited_20_Internet_20_Link"><text:span text:style-name="T20">https://github.com/kids-first/kf-study-imports/blob/data-ingest-design-doc/DataFrame_Design_Complications_Motivating_The_Relationship_Graph.ipynb</text:span></text:a><text:span text:style-name="T4"><text:line-break/> </text:span></text:p>
        </text:list-item>
      </text:list>
      <text:p text:style-name="P4"/>
      <text:p text:style-name="P1"><draw:rect text:anchor-type="as-char" svg:y="0in" draw:z-index="4" draw:style-name="gr1" draw:text-style-name="P66" svg:width="0.0012in" svg:height="0.0213in"><text:p/></draw:rect></text:p>
      <text:p text:style-name="P4"/>
      <text:p text:style-name="P1"><text:span text:style-name="T2">User Interface </text:span></text:p>
      <text:p text:style-name="P1"><text:span text:style-name="T4">The first version of the Kids First Data Ingest Pipeline will be implemented as a standalone executable, intended to run locally on a single laptop. The primary entrypoint for users to run a study ingestion will be a command line interface utility. Operational parameters for the utility’s ingestion of a particular study will be controlled by configuration files that need to be constructed once per study and also command arguments for controlling non-study-related parameters such as what server URL to push to.</text:span></text:p>
      <text:p text:style-name="P4"/>
      <text:p text:style-name="P1"><text:span text:style-name="T4">In the future, the data ingestion pipeline will likely be wrapped by a set of automated or push-oriented services. Users could then either interact with a RESTful API or a user-friendly web application.</text:span></text:p>
      <text:p text:style-name="P4"/>
      <text:p text:style-name="P1"><text:span text:style-name="T2">User Definitions</text:span></text:p>
      <text:p text:style-name="P1"><text:span text:style-name="T4">Users of the data ingest system will likely fall into 3 categories:</text:span></text:p>
      <text:list xml:id="list2861322733980868997" text:style-name="WWNum6">
        <text:list-item>
          <text:p text:style-name="P19"><text:span text:style-name="T8">Novice (operation only)</text:span></text:p>
          <text:list>
            <text:list-item>
              <text:p text:style-name="P37"><text:span text:style-name="T4">Will never create a new study ingest module</text:span></text:p>
            </text:list-item>
            <text:list-item>
              <text:p text:style-name="P37"><text:soft-page-break/><text:span text:style-name="T4">Will likely just be running existing ingest modules</text:span></text:p>
            </text:list-item>
            <text:list-item>
              <text:p text:style-name="P37"><text:span text:style-name="T4">May be able to learn how to configure a new study by inspection of existing configurations.</text:span></text:p>
            </text:list-item>
          </text:list>
        </text:list-item>
        <text:list-item>
          <text:p text:style-name="P19"><text:span text:style-name="T8">Intermediate (configuration)</text:span></text:p>
          <text:list>
            <text:list-item>
              <text:p text:style-name="P37"><text:span text:style-name="T4">Understands the study extract configuration file well; knows how to create new configurations and modify existing ones.</text:span></text:p>
            </text:list-item>
            <text:list-item>
              <text:p text:style-name="P37"><text:span text:style-name="T4">May or may not know regular expressions well, but should be able to use very simple ones.</text:span></text:p>
            </text:list-item>
          </text:list>
        </text:list-item>
        <text:list-item>
          <text:p text:style-name="P19"><text:span text:style-name="T8">Advanced (configuration and development)</text:span></text:p>
          <text:list>
            <text:list-item>
              <text:p text:style-name="P37"><text:span text:style-name="T4">Understands the study extract configuration file well, knows how to create new ones and modify existing ones.</text:span></text:p>
            </text:list-item>
            <text:list-item>
              <text:p text:style-name="P37"><text:span text:style-name="T4">Knows Python well and likely knows Pandas fairly well.</text:span></text:p>
            </text:list-item>
            <text:list-item>
              <text:p text:style-name="P37"><text:span text:style-name="T4">Understands the data ingest framework and knows how to write custom transformation code for a study (i.e. override base functionality or hook in custom logic in the data ingest pipeline)</text:span></text:p>
            </text:list-item>
          </text:list>
        </text:list-item>
      </text:list>
      <text:p text:style-name="P2"/>
      <text:p text:style-name="P7"><draw:rect text:anchor-type="as-char" svg:y="0in" draw:z-index="5" draw:style-name="gr1" draw:text-style-name="P66" svg:width="0.0012in" svg:height="0.0213in"><text:p/></draw:rect></text:p>
      <text:p text:style-name="P2"/>
      <text:p text:style-name="P1"><text:span text:style-name="T2">Extract Configuration File Design</text:span></text:p>
      <text:p text:style-name="P1"><text:span text:style-name="T8">Overview</text:span></text:p>
      <text:p text:style-name="P1"><text:span text:style-name="T4">Conceptually, the extract configuration file provides instructions and inputs to the ingest pipeline that specify how the source data will be categorized and manipulated for subsequent transformation into the information model. </text:span><text:span text:style-name="T16">An ETL developer or configurator of the data ingest pipeline will primarily interface with the extract configuration file, and in rare cases override parts of the ingest framework to inject custom code.</text:span></text:p>
      <text:p text:style-name="P4"/>
      <text:p text:style-name="P1"><text:span text:style-name="T4">The extract configuration file contains things like: </text:span><text:span text:style-name="T16">replacement rules or functions for turning one or more column values into other values, replacement rules for renaming existing columns to Kids First concepts, etc. </text:span></text:p>
      <text:p text:style-name="P5"/>
      <text:p text:style-name="P1"><text:span text:style-name="T14">Column transforms</text:span></text:p>
      <text:p text:style-name="P1"><text:span text:style-name="T16">The typical configuration file will likely only contain column mappings. A column mapping will specify a new column name from the set of standard concept parameters and optionally a replacement rule to modify column values. </text:span></text:p>
      <text:p text:style-name="P5"/>
      <text:p text:style-name="P1"><text:span text:style-name="T14">Table transforms</text:span></text:p>
      <text:p text:style-name="P1"><text:span text:style-name="T16">In the more complex cases, the configuration file may contain multi-column manipulation functions (e.g. Pandas melt) that can be applied to more than one column in the table to produce completely new columns. </text:span></text:p>
      <text:p text:style-name="P6"/>
      <text:p text:style-name="P1"><text:span text:style-name="T8">File Format Design Requirements</text:span></text:p>
      <text:list xml:id="list6665497881304532619" text:style-name="WWNum5">
        <text:list-item>
          <text:p text:style-name="P20"><text:span text:style-name="T8">Reading Data</text:span></text:p>
          <text:list>
            <text:list-item>
              <text:p text:style-name="P38"><text:span text:style-name="T4">Specify a source data file.</text:span></text:p>
            </text:list-item>
            <text:list-item>
              <text:p text:style-name="P38"><text:span text:style-name="T4">Support optional parameters for reading the data file properly. </text:span></text:p>
              <text:list>
                <text:list-item>
                  <text:p text:style-name="P45"><text:span text:style-name="T4">File format - xlsx, csv, etc if not automatically determinable by the file name.</text:span></text:p>
                </text:list-item>
                <text:list-item>
                  <text:p text:style-name="P45"><text:span text:style-name="T4">Page number to use.</text:span></text:p>
                </text:list-item>
                <text:list-item>
                  <text:p text:style-name="P45"><text:span text:style-name="T4">A headered subrect of data, for when the data doesn’t begin on the second row with the first row being a single-row header.</text:span></text:p>
                </text:list-item>
              </text:list>
            </text:list-item>
          </text:list>
        </text:list-item>
        <text:list-item>
          <text:p text:style-name="P20"><text:soft-page-break/><text:span text:style-name="T8">Mapping of Column Names</text:span></text:p>
          <text:list>
            <text:list-item>
              <text:p text:style-name="P38"><text:span text:style-name="T4">Support mapping of a source column name to one or more target concept names. </text:span></text:p>
            </text:list-item>
            <text:list-item>
              <text:p text:style-name="P38"><text:span text:style-name="T4">Support mapping of a source column index to one or more target concept names.</text:span></text:p>
            </text:list-item>
          </text:list>
        </text:list-item>
        <text:list-item>
          <text:p text:style-name="P20"><text:span text:style-name="T8">Mapping of Column Values</text:span></text:p>
          <text:list>
            <text:list-item>
              <text:p text:style-name="P38"><text:span text:style-name="T4">Support mapping of a source column’s values to new values.</text:span></text:p>
            </text:list-item>
            <text:list-item>
              <text:p text:style-name="P38"><text:span text:style-name="T4">Reference a common set of constants or codes for mapped column values that are shared across studies.</text:span></text:p>
            </text:list-item>
            <text:list-item>
              <text:p text:style-name="P38"><text:span text:style-name="T4">Support mapping a column’s value to a single constant value.</text:span></text:p>
            </text:list-item>
            <text:list-item>
              <text:p text:style-name="P38"><text:span text:style-name="T4">Support custom or premade functions for mapping to new values.</text:span></text:p>
              <text:list>
                <text:list-item>
                  <text:p text:style-name="P45"><text:span text:style-name="T4">Example: All values in the column should be multiplied by 1000.</text:span></text:p>
                </text:list-item>
              </text:list>
            </text:list-item>
          </text:list>
        </text:list-item>
      </text:list>
      <text:p text:style-name="P58"><text:span text:style-name="T4">The value mapping will be a function like:</text:span></text:p>
      <text:p text:style-name="P60"><text:span text:style-name="T21">lambda x: float(x)*1000</text:span></text:p>
      <text:list xml:id="list142040147511007" text:continue-numbering="true" text:style-name="WWNum5">
        <text:list-item>
          <text:list>
            <text:list-item>
              <text:p text:style-name="P38"><text:span text:style-name="T4">Support (but don’t require) use of regular expressions for determining when to apply a mapping and (with captures) what substrings to use.</text:span></text:p>
            </text:list-item>
          </text:list>
        </text:list-item>
        <text:list-item>
          <text:p text:style-name="P20"><text:span text:style-name="T8">Create New Columns</text:span></text:p>
          <text:list>
            <text:list-item>
              <text:p text:style-name="P38"><text:span text:style-name="T4">Support generating new columns using a function applied to data in one or more existing columns.</text:span></text:p>
            </text:list-item>
          </text:list>
        </text:list-item>
        <text:list-item>
          <text:p text:style-name="P20"><text:span text:style-name="T8">Stack Parallel Columns</text:span></text:p>
          <text:list>
            <text:list-item>
              <text:p text:style-name="P38"><text:span text:style-name="T4">Parallel columns of similar data (e.g. multiple genomic file columns) can easily be stacked by just re-referencing or even duplicating other parallel data. There’s no need to make additional configuration files to handle them.</text:span></text:p>
              <text:list>
                <text:list-item>
                  <text:p text:style-name="P45"><text:span text:style-name="T4">Example: for a file containing [participant.id | genomic_file.path | genomic_file.path], we could iterate through the rows twice, first getting one genomic file column and then getting the other.</text:span></text:p>
                </text:list-item>
              </text:list>
            </text:list-item>
            <text:list-item>
              <text:p text:style-name="P38"><text:span text:style-name="T4">Parallel columns of similar data likely need to be mapped independently before stacking. There is no guarantee that two phenotype columns will use the same language to indicate positive or negative observations.</text:span></text:p>
            </text:list-item>
          </text:list>
        </text:list-item>
        <text:list-item>
          <text:p text:style-name="P20"><text:span text:style-name="T8">Reuse of Manipulations</text:span></text:p>
          <text:list>
            <text:list-item>
              <text:p text:style-name="P38"><text:span text:style-name="T4">Support referencing other shared configuration files to minimize duplication of manipulations and mappings across transform files both within a study and across studies.</text:span></text:p>
            </text:list-item>
          </text:list>
        </text:list-item>
        <text:list-item>
          <text:p text:style-name="P20"><text:span text:style-name="T8">Multiple Transform Files for a Source Data File</text:span></text:p>
          <text:list>
            <text:list-item>
              <text:p text:style-name="P38"><text:soft-page-break/><text:span text:style-name="T4">One or more transform files may reference the same source data file.</text:span></text:p>
              <text:list>
                <text:list-item>
                  <text:p text:style-name="P45"><text:span text:style-name="T4">It may be convenient or otherwise desirable to split configuration of data from one source file into multiple configurations.</text:span></text:p>
                </text:list-item>
              </text:list>
            </text:list-item>
          </text:list>
        </text:list-item>
        <text:list-item>
          <text:p text:style-name="P20"><text:span text:style-name="T8">Data Considerations</text:span></text:p>
          <text:list>
            <text:list-item>
              <text:p text:style-name="P38"><text:span text:style-name="T4">The operations section </text:span><text:span text:style-name="T8">must</text:span><text:span text:style-name="T4"> accommodate our need for longitudinal data of observation events, which can only be properly identified by combining all three of [date/age, observation name, participant/specimen id] and then may have other attributes like positive/negative or tissue type or whatever.</text:span></text:p>
              <text:list>
                <text:list-item>
                  <text:p text:style-name="P45"><text:span text:style-name="T4">We could use column stacking for this to combine them.</text:span></text:p>
                </text:list-item>
              </text:list>
            </text:list-item>
          </text:list>
        </text:list-item>
      </text:list>
      <text:p text:style-name="P3"/>
      <text:p text:style-name="P1"><draw:rect text:anchor-type="as-char" svg:y="0in" draw:z-index="6" draw:style-name="gr1" draw:text-style-name="P66" svg:width="0.0012in" svg:height="0.0213in"><text:p/></draw:rect></text:p>
      <text:p text:style-name="P3"/>
      <text:p text:style-name="P3"/>
      <text:p text:style-name="P1"><text:span text:style-name="T2">Extract Configuration Straw-man Proposal</text:span></text:p>
      <text:p text:style-name="P3"/>
      <text:p text:style-name="P1"><text:span text:style-name="T9">#imports</text:span></text:p>
      <text:p text:style-name="P1"><text:span text:style-name="T4">from base_config import *</text:span></text:p>
      <text:p text:style-name="P1"><text:span text:style-name="T4">bool_maps = {</text:span></text:p>
      <text:p text:style-name="P1"><text:span text:style-name="T4"><text:tab/>“True|Yes|Positive”: PHENOTYPE.POSITIVE,</text:span></text:p>
      <text:p text:style-name="P1"><text:span text:style-name="T4"><text:tab/>“No|None|Negative”: PHENOTYPE.NEGATIVE</text:span></text:p>
      <text:p text:style-name="P49"><text:span text:style-name="T4">}</text:span></text:p>
      <text:p text:style-name="P50"/>
      <text:p text:style-name="P49"><text:span text:style-name="T5"># source data file declaration</text:span></text:p>
      <text:p text:style-name="P1"><text:span text:style-name="T4">SOURCE_DATA_FILE = “foo/bar.txt”</text:span></text:p>
      <text:p text:style-name="P4"/>
      <text:p text:style-name="P1"><text:soft-page-break/><text:span text:style-name="T5"># source data loading arguments</text:span></text:p>
      <text:p text:style-name="P1"><text:span text:style-name="T4">SOURCE_DATA_PARAMETERS = {</text:span></text:p>
      <text:p text:style-name="P1"><text:span text:style-name="T4"><text:s text:c="3"/>“load_function”: read_tsv,</text:span></text:p>
      <text:p text:style-name="P1"><text:span text:style-name="T4"><text:s text:c="3"/>“header_row”: 0 </text:span></text:p>
      <text:p text:style-name="P1"><text:span text:style-name="T4">}</text:span></text:p>
      <text:p text:style-name="P4"/>
      <text:p text:style-name="P1"><text:span text:style-name="T5"># operation sequence for selecting data</text:span></text:p>
      <text:p text:style-name="P1"><text:span text:style-name="T4">OPERATIONS = [</text:span></text:p>
      <text:p text:style-name="P1"><text:span text:style-name="T4"><text:tab/>(clone, “subject name”, PARTICIPANT.ID),</text:span></text:p>
      <text:p text:style-name="P63"><text:span text:style-name="T4">(map, “filepath”, GENOMIC_FILE.PATH, {“</text:span>gs://(.+)": lambda x: x.rsplit("/", 1)[1]}<text:span text:style-name="T4">),</text:span></text:p>
      <text:p text:style-name="P63"><text:span text:style-name="T4">(phenotype_observation, [”MISSING_EYEBROWS”], “Missing Eyebrows”, bool_maps)</text:span></text:p>
      <text:p text:style-name="P1"><text:span text:style-name="T4">]</text:span></text:p>
      <text:p text:style-name="P4"/>
      <text:p text:style-name="P4"/>
      <text:p text:style-name="P1"><draw:rect text:anchor-type="as-char" svg:y="0in" draw:z-index="7" draw:style-name="gr1" draw:text-style-name="P66" svg:width="0.0012in" svg:height="0.0213in"><text:p/></draw:rect></text:p>
      <text:p text:style-name="P1"><text:span text:style-name="T2">Study Configuration File Design</text:span></text:p>
      <text:p text:style-name="P2"/>
      <text:p text:style-name="P1"><text:span text:style-name="T8">Required Components</text:span></text:p>
      <text:list xml:id="list3883708961810142164" text:style-name="WWNum14">
        <text:list-item>
          <text:p text:style-name="P21"><text:span text:style-name="T4">Study attributes per dataservice requirements</text:span></text:p>
        </text:list-item>
        <text:list-item>
          <text:p text:style-name="P21"><text:span text:style-name="T4">Investigator attributes per dataservice requirements</text:span></text:p>
        </text:list-item>
        <text:list-item>
          <text:p text:style-name="P21"><text:span text:style-name="T4">Removal/Exclusion list</text:span></text:p>
          <text:list>
            <text:list-item>
              <text:p text:style-name="P39"><text:soft-page-break/><text:span text:style-name="T4">We periodically get messages from investigators saying that we should remove/exclude certain items from the dataservice. ( e.g. </text:span><text:a xlink:type="simple" xlink:href="https://github.com/kids-first/kf-study-imports/issues/75#issuecomment-405245066" text:style-name="Internet_20_link" text:visited-style-name="Visited_20_Internet_20_Link"><text:span text:style-name="T20">https://github.com/kids-first/kf-study-imports/issues/75#issuecomment-405245066</text:span></text:a><text:span text:style-name="T4"> )</text:span></text:p>
            </text:list-item>
          </text:list>
        </text:list-item>
      </text:list>
      <text:p text:style-name="P56"><text:span text:style-name="T4">We should be able to store a list of either external IDs and their types or KFIDs of things to delete from the dataservice if already there and to prevent from loading subsequently.</text:span></text:p>
      <text:p text:style-name="P1"><draw:rect text:anchor-type="as-char" svg:y="0in" draw:z-index="8" draw:style-name="gr1" draw:text-style-name="P66" svg:width="0.0012in" svg:height="0.0213in"><text:p/></draw:rect></text:p>
      <text:p text:style-name="P3"/>
      <text:p text:style-name="P4"/>
      <text:p text:style-name="P2"/>
      <text:p text:style-name="P7"><text:span text:style-name="T2">Transformation Stage Design</text:span></text:p>
      <text:list xml:id="list9092630210113023921" text:style-name="WWNum13">
        <text:list-item>
          <text:p text:style-name="P22"><text:span text:style-name="T8">Method 1 - Optimized Sequential Join of Tabular Data </text:span></text:p>
        </text:list-item>
      </text:list>
      <text:p text:style-name="P64"><text:span text:style-name="T4">For the DataFrame discussion, run the jupyter notebook at </text:span><text:a xlink:type="simple" xlink:href="https://github.com/kids-first/kf-study-imports/blob/data-ingest-design-doc/DataFrame_Design_Complications_Motivating_The_Relationship_Graph.ipynb" text:style-name="Internet_20_link" text:visited-style-name="Visited_20_Internet_20_Link"><text:span text:style-name="T20">https://github.com/kids-first/kf-study-imports/blob/data-ingest-design-doc/DataFrame_Design_Complications_Motivating_The_Relationship_Graph.ipynb</text:span></text:a></text:p>
      <text:p text:style-name="P1"><text:span text:style-name="T4"><text:tab/></text:span></text:p>
      <text:list xml:id="list1589110664203950236" text:style-name="WWNum10">
        <text:list-item>
          <text:p text:style-name="P23"><text:span text:style-name="T8">Method 2 - Transform and Join Data via Directed Graph</text:span></text:p>
          <text:list>
            <text:list-item>
              <text:p text:style-name="P40"><text:span text:style-name="T4">For each row in each table, make new graph nodes for all never-before-seen property values. </text:span></text:p>
            </text:list-item>
            <text:list-item>
              <text:p text:style-name="P40"><text:span text:style-name="T4">Connect the nodes for all events and properties (both attributes and identifiers) in the row to the nodes for all identifiers in the row.</text:span></text:p>
            </text:list-item>
            <text:list-item>
              <text:p text:style-name="P40"><text:span text:style-name="T4">When done adding nodes to the graph…</text:span></text:p>
              <text:list>
                <text:list-item>
                  <text:p text:style-name="P46"><text:span text:style-name="T4">For each identifier node, traverse the graph to find its related attributes and attached events.</text:span></text:p>
                </text:list-item>
              </text:list>
            </text:list-item>
          </text:list>
        </text:list-item>
      </text:list>
      <text:p text:style-name="P59"/>
      <text:list xml:id="list142039876387614" text:continue-numbering="true" text:style-name="WWNum10">
        <text:list-item>
          <text:p text:style-name="P23"><text:span text:style-name="T8">Events</text:span></text:p>
        </text:list-item>
      </text:list>
      <text:p text:style-name="P64"><text:span text:style-name="T4">We need to treat phenotypes and diagnoses as atomic observation events.</text:span></text:p>
      <text:p text:style-name="P64"><text:span text:style-name="T4">Every event is uniquely identified by the full combination of its associated participant ID, event name (phenotype name or diagnosis name), and age/date of observation. It then has various attributes like observed positive/negative, etc.</text:span></text:p>
      <text:p text:style-name="P65"/>
      <text:list xml:id="list3729402778542966872" text:style-name="WWNum3">
        <text:list-item>
          <text:p text:style-name="P24"><text:span text:style-name="T8">Single-specimen vs Multi-specimen genomic files</text:span></text:p>
        </text:list-item>
      </text:list>
      <text:p text:style-name="P64"><text:span text:style-name="T4">Not all genomic files are created equal. A genomic file that has only one specimen uniquely identifies its specimen. A genomic file that has multiple specimens does not. This distinction may become very important. </text:span></text:p>
      <text:p text:style-name="P4"/>
      <text:p text:style-name="P1"><draw:rect text:anchor-type="as-char" svg:y="0in" draw:z-index="9" draw:style-name="gr1" draw:text-style-name="P66" svg:width="0.0012in" svg:height="0.0213in"><text:p/></draw:rect></text:p>
      <text:p text:style-name="P4"/>
      <text:p text:style-name="P1"><text:span text:style-name="T2">Loading Stage Design</text:span></text:p>
      <text:list xml:id="list5687592461488007891" text:style-name="WWNum7">
        <text:list-item>
          <text:p text:style-name="P25"><text:span text:style-name="T4">User should be able to specify through the ingest configuration file which KF Dataservice entities to include or exclude during loading.</text:span></text:p>
        </text:list-item>
        <text:list-item>
          <text:p text:style-name="P25"><text:soft-page-break/><text:span text:style-name="T4">User should be able to specify through ingest configuration file whether to skip loading until a particular previously loaded cached kfid is seen. </text:span></text:p>
        </text:list-item>
        <text:list-item>
          <text:p text:style-name="P25"><text:span text:style-name="T4">Should be able to flexibly opt to not check or tag S3 files if it is known that they are already assigned. </text:span></text:p>
        </text:list-item>
        <text:list-item>
          <text:p text:style-name="P25"><text:span text:style-name="T4">Should be able to load asynchronously. Skipping loading of some entities may require synchronous checking up to the point where the desired “start” id is found.</text:span></text:p>
        </text:list-item>
      </text:list>
      <text:p text:style-name="P65"/>
      <text:p text:style-name="P52"/>
      <text:p text:style-name="P53"/>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Nunito" svg:font-family="Nuni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Nunito1" svg:font-family="Nuni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Nunito" fo:font-family="Nunito" style:font-family-generic="roman" style:font-pitch="variable"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Nunito" fo:font-family="Nunito" style:font-family-generic="roman" style:font-pitch="variable" fo:font-size="12pt" style:text-underline-style="none" fo:font-weight="bold"/>
    </style:style>
    <style:style style:name="ListLabel_20_11" style:display-name="ListLabel 11" style:family="text">
      <style:text-properties style:font-name="Nunito" fo:font-family="Nunito"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Nunito" fo:font-family="Nunito" style:font-family-generic="roman" style:font-pitch="variable"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Nunito" fo:font-family="Nunito" style:font-family-generic="roman" style:font-pitch="variable" style:text-underline-style="none" fo:font-weight="bold"/>
    </style:style>
    <style:style style:name="ListLabel_20_29" style:display-name="ListLabel 29" style:family="text">
      <style:text-properties style:font-name="Nunito" fo:font-family="Nunito" style:font-family-generic="roman" style:font-pitch="variable"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Nunito" fo:font-family="Nunito" style:font-family-generic="roman" style:font-pitch="variable" style:text-underline-style="none" fo:font-weight="bold"/>
    </style:style>
    <style:style style:name="ListLabel_20_38" style:display-name="ListLabel 38" style:family="text">
      <style:text-properties style:font-name="Nunito" fo:font-family="Nunito" style:font-family-generic="roman" style:font-pitch="variable" style:text-underline-style="none" fo:font-weight="bold"/>
    </style:style>
    <style:style style:name="ListLabel_20_39" style:display-name="ListLabel 39" style:family="text">
      <style:text-properties style:font-name="Nunito" fo:font-family="Nunito" style:font-family-generic="roman" style:font-pitch="variable"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Nunito" fo:font-family="Nunito" style:font-family-generic="roman" style:font-pitch="variable" style:text-underline-style="none"/>
    </style:style>
    <style:style style:name="ListLabel_20_47" style:display-name="ListLabel 47" style:family="text">
      <style:text-properties style:font-name="Nunito" fo:font-family="Nunito" style:font-family-generic="roman" style:font-pitch="variable"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Nunito" fo:font-family="Nunito"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Nunito" fo:font-family="Nunito"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Nunito" fo:font-family="Nunito" style:font-family-generic="roman" style:font-pitch="variable" style:text-underline-style="none"/>
    </style:style>
    <style:style style:name="ListLabel_20_74" style:display-name="ListLabel 74" style:family="text">
      <style:text-properties style:font-name="Nunito" fo:font-family="Nunito" style:font-family-generic="roman" style:font-pitch="variable" style:text-underline-style="none"/>
    </style:style>
    <style:style style:name="ListLabel_20_75" style:display-name="ListLabel 75" style:family="text">
      <style:text-properties style:font-name="Nunito" fo:font-family="Nunito" style:font-family-generic="roman" style:font-pitch="variable" style:text-underline-style="none" fo:font-weight="bold"/>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Nunito" fo:font-family="Nunito" style:font-family-generic="roman" style:font-pitch="variable" style:text-underline-style="none" fo:font-weight="bold"/>
    </style:style>
    <style:style style:name="ListLabel_20_83" style:display-name="ListLabel 83" style:family="text">
      <style:text-properties style:font-name="Nunito" fo:font-family="Nunito" style:font-family-generic="roman" style:font-pitch="variable" style:text-underline-style="none" fo:font-weight="bold"/>
    </style:style>
    <style:style style:name="ListLabel_20_84" style:display-name="ListLabel 84" style:family="text">
      <style:text-properties style:font-name="Nunito" fo:font-family="Nunito" style:font-family-generic="roman" style:font-pitch="variable"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Nunito" fo:font-family="Nunito" style:font-family-generic="roman" style:font-pitch="variable" style:text-underline-style="none" fo:font-weight="bold"/>
    </style:style>
    <style:style style:name="ListLabel_20_92" style:display-name="ListLabel 92" style:family="text">
      <style:text-properties style:font-name="Nunito" fo:font-family="Nunito" style:font-family-generic="roman" style:font-pitch="variable" style:text-underline-style="none" fo:font-weight="bold"/>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Nunito" fo:font-family="Nunito" style:font-family-generic="roman" style:font-pitch="variable" fo:font-size="12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Nunito" fo:font-family="Nunito" style:font-family-generic="roman" style:font-pitch="variable"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Nunito" fo:font-family="Nunito" style:font-family-generic="roman" style:font-pitch="variable" style:text-underline-style="none"/>
    </style:style>
    <style:style style:name="ListLabel_20_119" style:display-name="ListLabel 119" style:family="text">
      <style:text-properties style:font-name="Nunito" fo:font-family="Nunito" style:font-family-generic="roman" style:font-pitch="variable"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Nunito" fo:font-family="Nunito" style:font-family-generic="roman" style:font-pitch="variable" fo:font-size="11pt" style:text-underline-style="none" fo:font-weight="bold"/>
    </style:style>
    <style:style style:name="ListLabel_20_128" style:display-name="ListLabel 128" style:family="text">
      <style:text-properties style:font-name="Nunito" fo:font-family="Nunito" style:font-family-generic="roman" style:font-pitch="variable" style:text-underline-style="none"/>
    </style:style>
    <style:style style:name="ListLabel_20_129" style:display-name="ListLabel 129" style:family="text">
      <style:text-properties style:font-name="Nunito" fo:font-family="Nunito" style:font-family-generic="roman" style:font-pitch="variable" style:text-underline-style="none"/>
    </style:style>
    <style:style style:name="ListLabel_20_130" style:display-name="ListLabel 130" style:family="text">
      <style:text-properties style:font-name="Nunito" fo:font-family="Nunito" style:font-family-generic="roman" style:font-pitch="variable"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Nunito" fo:font-family="Nunito" style:font-family-generic="roman" style:font-pitch="variable" style:text-underline-style="none" fo:font-weight="bold"/>
    </style:style>
    <style:style style:name="ListLabel_20_137" style:display-name="ListLabel 137" style:family="text">
      <style:text-properties style:font-name="Nunito" fo:font-family="Nunito" style:font-family-generic="roman" style:font-pitch="variable"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24292e" style:font-name="Nunito" fo:font-family="Nunito" style:font-family-generic="roman" style:font-pitch="variable" fo:font-size="12pt" style:text-underline-style="none" fo:font-weight="bold"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46" style:display-name="ListLabel 146" style:family="text">
      <style:text-properties fo:color="#24292e" style:font-name="Nunito" fo:font-family="Nunito" style:font-family-generic="roman" style:font-pitch="variable" fo:font-size="11pt" style:text-underline-style="none" fo:font-weight="bold"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47" style:display-name="ListLabel 147" style:family="text">
      <style:text-properties style:font-name="Nunito" fo:font-family="Nunito" style:font-family-generic="roman" style:font-pitch="variable" fo:font-size="11pt"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Nunito" fo:font-family="Nunito" style:font-family-generic="roman" style:font-pitch="variable" fo:font-size="12pt" style:text-underline-style="none" fo:font-weight="bold"/>
    </style:style>
    <style:style style:name="ListLabel_20_155" style:display-name="ListLabel 155" style:family="text">
      <style:text-properties style:font-name="Nunito" fo:font-family="Nunito" style:font-family-generic="roman" style:font-pitch="variable" fo:font-size="12pt" style:text-underline-style="none" fo:font-weight="bold"/>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7" meta:paragraph-count="231" meta:word-count="3187" meta:character-count="20163" meta:non-whitespace-character-count="17321"/>
    <meta:generator>LibreOfficeDev/5.1.0.3$Linux_X86_64 LibreOffice_project/</meta:generator>
  </office:meta>
</office:document-meta>
</file>